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b90f" officeooo:paragraph-rsid="0001b90f"/>
    </style:style>
    <style:style style:name="P2" style:family="paragraph" style:parent-style-name="Standard">
      <style:text-properties officeooo:rsid="00035b13" officeooo:paragraph-rsid="00035b13"/>
    </style:style>
    <style:style style:name="P3" style:family="paragraph" style:parent-style-name="Standard">
      <style:text-properties officeooo:rsid="0003df75" officeooo:paragraph-rsid="0003df75"/>
    </style:style>
    <style:style style:name="P4" style:family="paragraph" style:parent-style-name="Standard">
      <style:text-properties officeooo:rsid="00046042" officeooo:paragraph-rsid="00046042"/>
    </style:style>
    <style:style style:name="T1" style:family="text">
      <style:text-properties fo:color="#ce9178" style:font-name="Droid Sans Mono" fo:font-size="10.1000003814697pt" fo:font-weight="normal" fo:background-color="#1e1e1e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riginal <text:s/>ssd</text:p>
      <text:p text:style-name="P3"><text:span text:style-name="T1">ssd300_pascal_07+12_epoch-346_loss-4.5131_val_loss-4.2195.h5</text:span></text:p>
      <text:p text:style-name="P3">Recall</text:p>
      <text:p text:style-name="P3">aeroplane <text:s text:c="4"/>AP <text:s text:c="3"/>0.537</text:p>
      <text:p text:style-name="P3">bicycle <text:s text:c="6"/>AP <text:s text:c="3"/>0.533</text:p>
      <text:p text:style-name="P3">bird <text:s text:c="9"/>AP <text:s text:c="3"/>0.254</text:p>
      <text:p text:style-name="P3">boat <text:s text:c="9"/>AP <text:s text:c="3"/>0.256</text:p>
      <text:p text:style-name="P3">bottle <text:s text:c="7"/>AP <text:s text:c="3"/>0.091</text:p>
      <text:p text:style-name="P3">bus <text:s text:c="10"/>AP <text:s text:c="3"/>0.532</text:p>
      <text:p text:style-name="P3">car <text:s text:c="10"/>AP <text:s text:c="3"/>0.541</text:p>
      <text:p text:style-name="P3">cat <text:s text:c="10"/>AP <text:s text:c="3"/>0.424</text:p>
      <text:p text:style-name="P3">chair <text:s text:c="8"/>AP <text:s text:c="3"/>0.174</text:p>
      <text:p text:style-name="P3">cow <text:s text:c="10"/>AP <text:s text:c="3"/>0.157</text:p>
      <text:p text:style-name="P3">diningtable <text:s text:c="2"/>AP <text:s text:c="3"/>0.51</text:p>
      <text:p text:style-name="P3">dog <text:s text:c="10"/>AP <text:s text:c="3"/>0.338</text:p>
      <text:p text:style-name="P3">horse <text:s text:c="8"/>AP <text:s text:c="3"/>0.526</text:p>
      <text:p text:style-name="P3">motorbike <text:s text:c="4"/>AP <text:s text:c="3"/>0.534</text:p>
      <text:p text:style-name="P3">person <text:s text:c="7"/>AP <text:s text:c="3"/>0.448</text:p>
      <text:p text:style-name="P3">pottedplant <text:s text:c="2"/>AP <text:s text:c="3"/>0.091</text:p>
      <text:p text:style-name="P3">sheep <text:s text:c="8"/>AP <text:s text:c="3"/>0.332</text:p>
      <text:p text:style-name="P3">sofa <text:s text:c="9"/>AP <text:s text:c="3"/>0.32</text:p>
      <text:p text:style-name="P3">train <text:s text:c="8"/>AP <text:s text:c="3"/>0.524</text:p>
      <text:p text:style-name="P3">tvmonitor <text:s text:c="4"/>AP <text:s text:c="3"/>0.344</text:p>
      <text:p text:style-name="P3"/>
      <text:p text:style-name="P3"><text:s text:c="14"/>mAP <text:s text:c="2"/>0.373</text:p>
      <text:p text:style-name="P1"/>
      <text:p text:style-name="P1"/>
      <text:p text:style-name="P1">ssd_new_adam</text:p>
      <text:p text:style-name="P1"><text:span text:style-name="T1">ssd300_pascal_07+12_epoch-49_loss-4.8732_val_loss-4.9873.h5</text:span></text:p>
      <text:p text:style-name="P4">Recall</text:p>
      <text:p text:style-name="P4">aeroplane <text:s text:c="4"/>AP <text:s text:c="3"/>0.146</text:p>
      <text:p text:style-name="P4">bicycle <text:s text:c="6"/>AP <text:s text:c="3"/>0.16</text:p>
      <text:p text:style-name="P4">bird <text:s text:c="9"/>AP <text:s text:c="3"/>0.091</text:p>
      <text:p text:style-name="P4">boat <text:s text:c="9"/>AP <text:s text:c="3"/>0.091</text:p>
      <text:p text:style-name="P4">bottle <text:s text:c="7"/>AP <text:s text:c="3"/>0.091</text:p>
      <text:p text:style-name="P4">bus <text:s text:c="10"/>AP <text:s text:c="3"/>0.314</text:p>
      <text:p text:style-name="P4">car <text:s text:c="10"/>AP <text:s text:c="3"/>0.243</text:p>
      <text:p text:style-name="P4">cat <text:s text:c="10"/>AP <text:s text:c="3"/>0.091</text:p>
      <text:p text:style-name="P4">chair <text:s text:c="8"/>AP <text:s text:c="3"/>0.091</text:p>
      <text:p text:style-name="P4">cow <text:s text:c="10"/>AP <text:s text:c="3"/>0.03</text:p>
      <text:p text:style-name="P4">diningtable <text:s text:c="2"/>AP <text:s text:c="3"/>0.22</text:p>
      <text:p text:style-name="P4">dog <text:s text:c="10"/>AP <text:s text:c="3"/>0.091</text:p>
      <text:p text:style-name="P4">horse <text:s text:c="8"/>AP <text:s text:c="3"/>0.133</text:p>
      <text:p text:style-name="P4">motorbike <text:s text:c="4"/>AP <text:s text:c="3"/>0.264</text:p>
      <text:p text:style-name="P4">person <text:s text:c="7"/>AP <text:s text:c="3"/>0.213</text:p>
      <text:p text:style-name="P4">pottedplant <text:s text:c="2"/>AP <text:s text:c="3"/>0.091</text:p>
      <text:p text:style-name="P4">sheep <text:s text:c="8"/>AP <text:s text:c="3"/>0.0</text:p>
      <text:p text:style-name="P4">sofa <text:s text:c="9"/>AP <text:s text:c="3"/>0.091</text:p>
      <text:p text:style-name="P4">train <text:s text:c="8"/>AP <text:s text:c="3"/>0.16</text:p>
      <text:p text:style-name="P4">tvmonitor <text:s text:c="4"/>AP <text:s text:c="3"/>0.091</text:p>
      <text:p text:style-name="P4"/>
      <text:p text:style-name="P4"><text:s text:c="14"/>mAP <text:s text:c="2"/>0.13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5:41:42.052538285</meta:creation-date>
    <dc:date>2019-09-06T16:50:41.347678798</dc:date>
    <meta:editing-duration>P1DT4H48M3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8" meta:word-count="131" meta:character-count="1198" meta:non-whitespace-character-count="672"/>
  </office:meta>
</office:document-meta>
</file>